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f61268" officeooo:paragraph-rsid="01f7345f" style:font-size-asian="11pt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349e85" officeooo:paragraph-rsid="01a05bc4" style:font-size-asian="11pt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ccea92" officeooo:paragraph-rsid="01ccea92" style:font-size-asian="11pt" style:font-weight-asian="bold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5b4872" officeooo:paragraph-rsid="025b4872" style:font-size-asian="11pt" style:font-weight-asian="bold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703d5a" officeooo:paragraph-rsid="01703d5a" style:font-size-asian="11pt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b0c62" officeooo:paragraph-rsid="023adc4d" style:font-size-asian="11pt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2ecb46" officeooo:paragraph-rsid="022ecb46" style:font-size-asian="11pt" style:font-weight-asian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34f1b1" officeooo:paragraph-rsid="0234f1b1" style:font-size-asian="11pt" style:font-weight-asian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85a16" officeooo:paragraph-rsid="01f85a16" style:font-size-asian="11pt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28ef28" officeooo:paragraph-rsid="023e88ff" style:font-size-asian="11pt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c7eefd" officeooo:paragraph-rsid="023efb55" style:font-size-asian="11pt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d25302" officeooo:paragraph-rsid="02408c0d" style:font-size-asian="11pt" style:font-weight-asian="normal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fb172" officeooo:paragraph-rsid="024229f7" style:font-size-asian="11pt" style:font-weight-asian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6359b" officeooo:paragraph-rsid="0242ec6f" style:font-size-asian="11pt" style:font-weight-asian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56785e" officeooo:paragraph-rsid="02434df1" style:font-size-asian="11pt" style:font-weight-asian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e33b40" officeooo:paragraph-rsid="0247ece4" style:font-size-asian="11pt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b790a2" officeooo:paragraph-rsid="0248b092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1324d1" officeooo:paragraph-rsid="02453318" style:font-size-asian="11pt" style:font-weight-asian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59ce9a" officeooo:paragraph-rsid="0259ce9a" style:font-size-asian="11pt" style:font-weight-asian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738c3" officeooo:paragraph-rsid="02662c19" style:font-size-asian="11pt" style:font-weight-asian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4e26fe" officeooo:paragraph-rsid="024e26fe" style:font-size-asian="11pt" style:font-weight-asian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61268" officeooo:paragraph-rsid="0266e84b" style:font-size-asian="11pt" style:font-weight-asian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68a2c1" officeooo:paragraph-rsid="0268a2c1" style:font-size-asian="11pt" style:font-weight-asian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c731e2" officeooo:paragraph-rsid="01c731e2" style:font-size-asian="11pt" style:font-weight-asian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5b953f" officeooo:paragraph-rsid="02716e41" style:font-size-asian="11pt" style:font-weight-asian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467513" officeooo:paragraph-rsid="02467513" style:font-size-asian="11pt" style:font-weight-asian="normal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3a4111" officeooo:paragraph-rsid="023a4111" style:font-size-asian="11pt" style:font-weight-asian="normal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style:text-underline-style="solid" style:text-underline-width="auto" style:text-underline-color="font-color" fo:font-weight="normal" officeooo:rsid="023c8eee" officeooo:paragraph-rsid="023c8eee" style:font-size-asian="11pt" style:font-weight-asian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officeooo:paragraph-rsid="006fd990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size="13pt" fo:language="en" fo:country="none" officeooo:rsid="0043c557" officeooo:paragraph-rsid="01632c27" style:font-size-asian="13pt" style:font-size-complex="13pt" fo:hyphenate="false" fo:hyphenation-remain-char-count="2" fo:hyphenation-push-char-count="2"/>
    </style:style>
    <style:style style:name="P32" style:family="paragraph" style:parent-style-name="Preformatted_20_Text">
      <style:text-properties style:font-name="Calibri" fo:font-size="11pt" fo:language="en" fo:country="none" officeooo:rsid="0270a294" officeooo:paragraph-rsid="000f530b" style:font-size-asian="11pt"/>
    </style:style>
    <style:style style:name="P33" style:family="paragraph" style:parent-style-name="Standard" style:master-pag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page-number="auto" style:writing-mode="lr-tb"/>
      <style:text-properties style:font-name="Times New Roman" fo:font-size="13pt" fo:language="en" fo:country="none" style:text-underline-style="solid" style:text-underline-width="auto" style:text-underline-color="font-color" officeooo:rsid="0239d7d6" officeooo:paragraph-rsid="0239d7d6" style:font-size-asian="13pt" style:font-size-complex="13pt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1a673b" officeooo:paragraph-rsid="028f84e1" style:font-size-asian="11pt" style:font-weight-asian="bold" style:font-weight-complex="bold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5209d8" style:font-weight-asian="bold" style:font-weight-complex="bold"/>
    </style:style>
    <style:style style:name="T3" style:family="text">
      <style:text-properties fo:font-weight="bold" officeooo:rsid="01a1954b" style:font-weight-asian="bold" style:font-weight-complex="bold"/>
    </style:style>
    <style:style style:name="T4" style:family="text">
      <style:text-properties officeooo:rsid="00cceb67"/>
    </style:style>
    <style:style style:name="T5" style:family="text">
      <style:text-properties officeooo:rsid="015209d8"/>
    </style:style>
    <style:style style:name="T6" style:family="text">
      <style:text-properties style:font-name="Calibri" fo:font-size="11pt" fo:language="en" fo:country="none" officeooo:rsid="006fd990" style:font-size-asian="11pt"/>
    </style:style>
    <style:style style:name="T7" style:family="text">
      <style:text-properties style:font-name="Calibri" fo:font-size="11pt" fo:language="en" fo:country="none" officeooo:rsid="009077e3" style:font-size-asian="11pt"/>
    </style:style>
    <style:style style:name="T8" style:family="text">
      <style:text-properties style:font-name="Calibri" fo:font-size="11pt" fo:language="en" fo:country="none" fo:font-weight="normal" officeooo:rsid="006fd990" style:font-size-asian="11pt" style:font-weight-asian="normal" style:font-weight-complex="normal"/>
    </style:style>
    <style:style style:name="T9" style:family="text">
      <style:text-properties officeooo:rsid="01cc40b1"/>
    </style:style>
    <style:style style:name="T10" style:family="text">
      <style:text-properties fo:font-weight="normal" style:font-weight-asian="normal" style:font-size-complex="13pt" style:font-weight-complex="normal"/>
    </style:style>
    <style:style style:name="T11" style:family="text">
      <style:text-properties fo:font-weight="normal" officeooo:rsid="0147ef8b" style:font-weight-asian="normal" style:font-size-complex="13pt" style:font-weight-complex="normal"/>
    </style:style>
    <style:style style:name="T12" style:family="text">
      <style:text-properties fo:font-weight="normal" officeooo:rsid="01795ef6" style:font-weight-asian="normal" style:font-size-complex="13pt" style:font-weight-complex="normal"/>
    </style:style>
    <style:style style:name="T13" style:family="text">
      <style:text-properties fo:font-weight="normal" officeooo:rsid="025548c6" style:font-weight-asian="normal" style:font-size-complex="13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27bbe15" style:font-weight-asian="normal" style:font-weight-complex="normal"/>
    </style:style>
    <style:style style:name="T16" style:family="text">
      <style:text-properties fo:font-weight="normal" officeooo:rsid="026fba71" style:font-weight-asian="normal" style:font-weight-complex="normal"/>
    </style:style>
    <style:style style:name="T17" style:family="text">
      <style:text-properties officeooo:rsid="01d487ae"/>
    </style:style>
    <style:style style:name="T18" style:family="text">
      <style:text-properties officeooo:rsid="0270a294"/>
    </style:style>
    <style:style style:name="T19" style:family="text">
      <style:text-properties officeooo:rsid="01f8ba5c"/>
    </style:style>
    <style:style style:name="T20" style:family="text">
      <style:text-properties officeooo:rsid="01fc89f5"/>
    </style:style>
    <style:style style:name="T21" style:family="text">
      <style:text-properties officeooo:rsid="01fcb3f4"/>
    </style:style>
    <style:style style:name="T22" style:family="text">
      <style:text-properties officeooo:rsid="01fceff3"/>
    </style:style>
    <style:style style:name="T23" style:family="text">
      <style:text-properties officeooo:rsid="01fdef7b"/>
    </style:style>
    <style:style style:name="T24" style:family="text">
      <style:text-properties officeooo:rsid="021b73bf"/>
    </style:style>
    <style:style style:name="T25" style:family="text">
      <style:text-properties officeooo:rsid="0222e9f1"/>
    </style:style>
    <style:style style:name="T26" style:family="text">
      <style:text-properties officeooo:rsid="0224e2ef"/>
    </style:style>
    <style:style style:name="T27" style:family="text">
      <style:text-properties officeooo:rsid="0235cec3"/>
    </style:style>
    <style:style style:name="T28" style:family="text">
      <style:text-properties officeooo:rsid="024a16c3"/>
    </style:style>
    <style:style style:name="T29" style:family="text">
      <style:text-properties officeooo:rsid="0250b4b3"/>
    </style:style>
    <style:style style:name="T30" style:family="text">
      <style:text-properties officeooo:rsid="02650c61" style:font-size-complex="13pt"/>
    </style:style>
    <style:style style:name="T31" style:family="text">
      <style:text-properties officeooo:rsid="02091432" style:font-size-complex="13pt"/>
    </style:style>
    <style:style style:name="T32" style:family="text">
      <style:text-properties officeooo:rsid="025b953f" style:font-size-complex="13pt"/>
    </style:style>
    <style:style style:name="T33" style:family="text">
      <style:text-properties officeooo:rsid="0266e84b"/>
    </style:style>
    <style:style style:name="T34" style:family="text">
      <style:text-properties officeooo:rsid="0278b412"/>
    </style:style>
    <style:style style:name="T35" style:family="text">
      <style:text-properties fo:color="#ff0000" officeooo:rsid="026fba71"/>
    </style:style>
    <style:style style:name="T36" style:family="text">
      <style:text-properties fo:color="#000000" fo:font-weight="normal" officeooo:rsid="0279e672" style:font-weight-asian="normal" style:font-weight-complex="normal"/>
    </style:style>
    <style:style style:name="T37" style:family="text">
      <style:text-properties officeooo:rsid="028b55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LANS:</text:p>
      <text:p text:style-name="P31">Spectator:<text:span text:style-name="T9"> change mode: follow player, free world ; follow other objects also – those which have CameraController attached ;</text:span></text:p>
      <text:p text:style-name="P2"><text:span text:style-name="T11">Score</text:span><text:span text:style-name="T13">board </text:span><text:span text:style-name="T11">:</text:span><text:span text:style-name="T10"> </text:span><text:span text:style-name="T12">add num of players for each team ? ; highlight local player ;</text:span></text:p>
      <text:p text:style-name="P21"><text:span text:style-name="T30">console - </text:span><text:span text:style-name="T12">add option to disable lo</text:span><text:span text:style-name="T31">ggin</text:span><text:span text:style-name="T12">g stack trace ; </text:span><text:span text:style-name="T32">filter info, debug, error messages (from gui) ;</text:span></text:p>
      <text:p text:style-name="P1">settings menu – <text:span text:style-name="T18">restore all settings to default ;</text:span> </text:p>
      <text:p text:style-name="P10">flood protection <text:span text:style-name="T19">for : chat, commands, </text:span></text:p>
      <text:p text:style-name="P11"><text:span text:style-name="T20">auto </text:span>team balance</text:p>
      <text:p text:style-name="P12">console commands – <text:span text:style-name="T4">clear, history (prints all entered commands so far), view log (prints whole log), </text:span></text:p>
      <text:p text:style-name="P13">window manager – create window from existing canvas <text:span text:style-name="T17">or panel</text:span></text:p>
      <text:p text:style-name="P14">organize Bullet script</text:p>
      <text:p text:style-name="P15">add more information for teams : description, color, num wins, <text:span text:style-name="T21">is visible in scoreboard, </text:span></text:p>
      <text:p text:style-name="P16">server should be able to create windows with options on client <text:span text:style-name="T28">(it doesn’t have to be windows, it can be on-screen text)</text:span> – <text:span text:style-name="T23">allows for :</text:span> team <text:span text:style-name="T22">choosing, votemap, votekick, choose weapon, etc</text:span></text:p>
      <text:p text:style-name="P10"/>
      <text:p text:style-name="P28">BUGS:</text:p>
      <text:p text:style-name="P19">player prefs are not working<text:span text:style-name="T25"> on linux</text:span> – randomly saves configuration to disk or add<text:span text:style-name="T26">s</text:span> new cvars</text:p>
      <text:p text:style-name="P20">teams are not correct in clients’ scoreboard ?</text:p>
      <text:p text:style-name="P7"/>
      <text:p text:style-name="P27">TIPS:</text:p>
      <text:p text:style-name="P17">many scripts inherit from NetworkBehaviour only to have access to isServer and isClient – they can be easily changed to inherit MonoBehaviour – replace calls to extension methods IsServer() and IsClient() ;</text:p>
      <text:p text:style-name="P18">too many stuffs depend on teams : score drawing, spawn points, round system, player, damage system - it should be part of core</text:p>
      <text:p text:style-name="P7"/>
      <text:p text:style-name="P29">ACTIVE:</text:p>
      <text:p text:style-name="P8"><text:soft-page-break/>chat display scroll view should not have scrollbars and should not receive input ?</text:p>
      <text:p text:style-name="P9"><text:span text:style-name="T27">m</text:span>essage box looks ugly</text:p>
      <text:p text:style-name="P22">cvar <text:span text:style-name="T29">registration</text:span> order</text:p>
      <text:p text:style-name="P24">generalize settings menu =&gt; allows to create menu with parameters anywhere (for example, start game/join game parameters) - <text:span text:style-name="T34">ParametersView</text:span></text:p>
      <text:p text:style-name="P23"><text:span text:style-name="T33">settings menu -</text:span> add tabs (group settings by tabs)</text:p>
      <text:p text:style-name="P32"/>
      <text:p text:style-name="P32"/>
      <text:p text:style-name="P30"><text:span text:style-name="T8">Player class - it’s work should be splitted</text:span><text:span text:style-name="T6"> –</text:span><text:span text:style-name="T7"> commands ; damage and health should be synced using controllable objects ;</text:span></text:p>
      <text:p text:style-name="P5"><text:span text:style-name="T1">UI problems</text:span> – <text:span text:style-name="T5">console should be always on top ; </text:span><text:span text:style-name="T2">when window is opened, bring it to front, </text:span><text:span text:style-name="T3">and also when some menu is opened, bring it to back</text:span><text:span text:style-name="T2"> </text:span><text:span text:style-name="T5">;</text:span></text:p>
      <text:p text:style-name="P25">editor tool for changing theme – check online</text:p>
      <text:p text:style-name="P26">when FFA is on, don’t send choose team message</text:p>
      <text:p text:style-name="P4"><text:span text:style-name="T14">scoreboard</text:span> – <text:span text:style-name="T15">should we bother with</text:span><text:span text:style-name="T14"> </text:span><text:span text:style-name="T16">adapting to UI table ? ;</text:span><text:span text:style-name="T35"> </text:span><text:span text:style-name="T36">add option to override entry creation (for example, to add buttons)</text:span></text:p>
      <text:p text:style-name="P3">editor tool for setting map cycle from build settings</text:p>
      <text:p text:style-name="P34">add builds on github – for <text:span text:style-name="T24">linux, </text:span>windows and android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2T15:33:27.277848459</dc:date>
    <meta:editing-duration>P22DT20H58M58S</meta:editing-duration>
    <meta:editing-cycles>631</meta:editing-cycles>
    <meta:document-statistic meta:table-count="0" meta:image-count="0" meta:object-count="0" meta:page-count="2" meta:paragraph-count="31" meta:word-count="376" meta:character-count="2261" meta:non-whitespace-character-count="1899"/>
  </office:meta>
</office:document-meta>
</file>